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xxxxxxxxx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8-03T15:15:05.432716965</meta:creation-date>
    <dc:date>2020-08-03T15:15:34.953447247</dc:date>
    <meta:editing-duration>PT32S</meta:editing-duration>
    <meta:editing-cycles>1</meta:editing-cycles>
    <meta:document-statistic meta:object-count="25"/>
    <meta:generator>Collabora_OfficeDev/6.4.10.2$Linux_X86_64 LibreOffice_project/1e96228637bd547636fb9084f938c1f822965c19</meta:generator>
  </office:meta>
</office:document-meta>
</file>